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draw:frame draw:style-name="fr1" draw:name="py3o.image(b64decode(objects.image), 'png', width='2cm', height='2cm')" text:anchor-type="paragraph" svg:width="0.7902in" draw:z-index="0"><draw:text-box fo:min-height="0.2in"><text:p text:style-name="Frame_20_contents"/></draw:text-box></draw:frame> <text:s/><text:user-field-get text:name="py3o.objects.name">user 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6-10-04T12:11:39.392437454</dc:date>
    <meta:editing-duration>PT56M1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